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8c768" officeooo:paragraph-rsid="0008c768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8c768" officeooo:paragraph-rsid="0008c768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8c768" officeooo:paragraph-rsid="0008c768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L 树实现</text:p>
      <text:p text:style-name="P2">曹逸君 1352872</text:p>
      <text:p text:style-name="P1"/>
      <text:p text:style-name="P3">此实现避免使用递归来记录到达插入点的路径.而是增加了Node.parent属性来向上查找.在实际应用中减少函数调用入栈出栈的开销.并且不受栈的大小限制.</text:p>
      <text:p text:style-name="P3">树生成的过程如每张图所示.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23:36:42.154088007</meta:creation-date>
    <dc:date>2014-11-24T23:42:48.818802620</dc:date>
    <meta:editing-duration>PT39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4" meta:word-count="87" meta:character-count="109" meta:non-whitespace-character-count="105"/>
  </office:meta>
</office:document-meta>
</file>